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b4b8a"/>
    </style:style>
    <style:style style:name="T2" style:family="text">
      <style:text-properties officeooo:rsid="000d03ed"/>
    </style:style>
    <style:style style:name="T3" style:family="text">
      <style:text-properties fo:font-weight="bold" officeooo:rsid="000d03e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8">
        <text:h text:style-name="Heading_20_4" text:outline-level="4">Navigation:</text:h>
        <text:p text:style-name="Text_20_body_20_indent_20_Organon"><text:span text:style-name="T1">To use drag and drop</text:span>, <text:span text:style-name="T2">click on the </text:span><text:span text:style-name="T3">text</text:span><text:span text:style-name="T2"> of the node, hold the mousebutton and drag</text:span>. <text:span text:style-name="T2">An arrow will be shown</text:span>. <text:span text:style-name="T2">A folder can't be dragged on hisself</text:span> (<text:span text:style-name="T2">indicated by a red point</text:span>)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35" meta:character-count="184" meta:non-whitespace-character-count="150"/>
    <dc:date>2014-06-24T11:06:24.011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